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E000001B7EC3441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449cm" svg:x="1cm" svg:y="1.051cm">
          <draw:image xlink:href="Pictures/100000000000038E000001B7EC3441A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3T08:21:51</dc:date>
    <meta:generator>NeoOffice/3.4.1$Unix OpenOffice.org_project/Patch 16</meta:generator>
    <meta:editing-duration>PT00H09M41S</meta:editing-duration>
    <meta:editing-cycles>17</meta:editing-cycles>
    <meta:document-statistic meta:object-count="1"/>
  </office:meta>
</office:document-meta>
</file>